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ахова грижа: лікування методом Ліхтенштейна та лапароскопічним методом TAPP</text:h>
      <text:p text:style-name="Text_20_body">Пахова грижа є найпоширенішим видом гриж черевної стінки, що виникає через ослаблення м'язів в пахвинній області, внаслідок чого черевні органи випинаються через паховий канал. Це захворювання частіше зустрічається у чоловіків і може бути як вродженим, так і набутим.</text:p>
      <text:h text:style-name="Heading_20_4" text:outline-level="4">Лікування методом Ліхтенштейна</text:h>
      <text:p text:style-name="Text_20_body">Операція Ліхтенштейна є "золотим стандартом" у лікуванні пахових гриж. Це відкрита хірургічна техніка, під час якої грижа вправляється в черевну порожнину, а дефект пахової стінки зміцнюється сітчастим імплантатом, який накладається поверх пахвинного каналу. Основні переваги цього методу:</text:p>
      <text:list text:style-name="L1">
        <text:list-item>
          <text:p text:style-name="P2"><text:span text:style-name="Strong_20_Emphasis">Мінімальний ризик рецидиву</text:span>. Використання сітки дозволяє зміцнити стінки та запобігти повторному випинанню.</text:p>
        </text:list-item>
        <text:list-item>
          <text:p text:style-name="P2"><text:span text:style-name="Strong_20_Emphasis">Простота виконання</text:span>. Операція виконується під місцевою або загальною анестезією, і має короткий період відновлення.</text:p>
        </text:list-item>
        <text:list-item>
          <text:p text:style-name="P1"><text:span text:style-name="Strong_20_Emphasis">Мала травматичність</text:span>. Операція є малоінвазивною порівняно з іншими відкритими методами, що знижує ризик післяопераційних ускладнень.</text:p>
        </text:list-item>
      </text:list>
      <text:h text:style-name="Heading_20_4" text:outline-level="4">Лапароскопічна техніка TAPP</text:h>
      <text:p text:style-name="Text_20_body">Метод <text:span text:style-name="Strong_20_Emphasis">TAPP</text:span> (transabdominal preperitoneal) є сучасною лапароскопічною технікою, яка дозволяє виконати операцію через невеликі розрізи. Під час цієї операції хірург проникає через черевну порожнину, де виправляє грижу та встановлює сітчастий імплантат між очеревиною і м’язами черевної стінки.</text:p>
      <text:p text:style-name="Text_20_body">Переваги TAPP:</text:p>
      <text:list text:style-name="L2">
        <text:list-item>
          <text:p text:style-name="P4"><text:span text:style-name="Strong_20_Emphasis">Мінімальне втручання</text:span>. Лапароскопічні методи передбачають менші розрізи, що зменшує ризик інфекцій та скорочує період реабілітації.</text:p>
        </text:list-item>
        <text:list-item>
          <text:p text:style-name="P4"><text:span text:style-name="Strong_20_Emphasis">Можливість лікування двосторонніх гриж</text:span>. Лапароскопічний доступ дозволяє одночасно оперувати грижі з обох боків, якщо це необхідно.</text:p>
        </text:list-item>
        <text:list-item>
          <text:p text:style-name="P3"><text:span text:style-name="Strong_20_Emphasis">Менше післяопераційних болів</text:span>. Завдяки малій травматичності та використанню мінімальних розрізів, пацієнти відчувають менше болю після операції.</text:p>
        </text:list-item>
      </text:list>
      <text:p text:style-name="Text_20_body">Однак лапароскопічні методи потребують високої кваліфікації хірурга і можуть бути дещо дорожчими порівняно з відкритими операціями.</text:p>
      <text:h text:style-name="Heading_20_4" text:outline-level="4">Висновок</text:h>
      <text:p text:style-name="Text_20_body">Як відкрита операція Ліхтенштейна, так і лапароскопічна техніка TAPP є ефективними методами лікування пахових гриж. Вибір техніки залежить від індивідуальних особливостей пацієнта, розміру грижі, а також доступу до спеціалізованого обладнання та досвідченого хірурга.</text:p>
      <text:p text:style-name="Text_20_body">Детальніше про дослідження пахових гриж та методи їх лікування можна знайти на <text:a xlink:type="simple" xlink:href="https://pubmed.ncbi.nlm.nih.gov/" office:target-frame-name="_new" xlink:show="replace" text:style-name="Internet_20_link" text:visited-style-name="Visited_20_Internet_20_Link">PubMed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7:27:34.087000000</meta:creation-date>
    <dc:date>2024-10-14T17:28:02.841000000</dc:date>
    <meta:editing-duration>PT29S</meta:editing-duration>
    <meta:editing-cycles>1</meta:editing-cycles>
    <meta:document-statistic meta:table-count="0" meta:image-count="0" meta:object-count="0" meta:page-count="1" meta:paragraph-count="17" meta:word-count="286" meta:character-count="2246" meta:non-whitespace-character-count="1983"/>
    <meta:generator>LibreOffice/7.4.6.2$Windows_X86_64 LibreOffice_project/5b1f5509c2decdade7fda905e3e1429a67acd63d</meta:generator>
  </office:meta>
</office:document-meta>
</file>